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6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7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6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P1" style:family="paragraph">
      <style:text-properties style:font-name="Arial"/>
    </style:style>
    <style:style style:name="P2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3" style:family="paragraph">
      <style:paragraph-properties fo:text-align="start"/>
      <style:text-properties fo:font-variant="normal" fo:text-transform="none"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 fo:background-color="transparent"/>
    </style:style>
    <style:style style:name="P4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5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6" style:family="paragraph">
      <loext:graphic-properties draw:fill="none" draw:fill-color="#ffffff"/>
      <style:text-properties style:font-name="Arial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style:font-name="Arial" fo:font-size="16pt" style:font-size-asian="16pt" style:font-name-complex="Arial" style:font-size-complex="16pt"/>
    </style:style>
    <style:style style:name="P9" style:family="paragraph">
      <loext:graphic-properties draw:fill="none" draw:fill-color="#ffffff"/>
      <style:text-properties style:font-name="Arial" fo:font-size="16pt" style:font-size-asian="16pt" style:font-name-complex="Arial" style:font-size-complex="16pt"/>
    </style:style>
    <style:style style:name="P10" style:family="paragraph">
      <loext:graphic-properties draw:fill="none" draw:fill-color="#ffffff"/>
      <style:paragraph-properties fo:text-align="end"/>
      <style:text-properties style:font-name="Arial" fo:font-size="16pt" style:font-size-asian="16pt" style:font-size-complex="16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Arial" fo:font-size="18pt" style:font-size-asian="18pt" style:font-name-complex="Arial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Arial" fo:font-size="24pt" fo:letter-spacing="0.106cm" fo:font-weight="bold" style:font-size-asian="24pt" style:font-weight-asian="bold" style:font-name-complex="Arial" style:font-size-complex="24pt" style:font-weight-complex="bold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style:font-size-asian="16pt" style:font-size-complex="16pt"/>
    </style:style>
    <style:style style:name="T6" style:family="text">
      <style:text-properties style:font-name="Arial" fo:font-size="18pt" style:font-size-asian="18pt" style:font-name-complex="Arial" style:font-size-complex="18pt"/>
    </style:style>
    <style:style style:name="T7" style:family="text">
      <style:text-properties style:font-name="Arial" fo:font-size="24pt" fo:font-weight="bold" style:font-size-asian="24pt" style:font-weight-asian="bold" style:font-name-complex="Arial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atient_name_field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ge_field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ex_field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fiel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_field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_field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field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ervices_fie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 form:name="amount_field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le_field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_now_field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copy_name" form:control-implementation="ooo:com.sun.star.form.component.FixedText" xml:id="control12" form:id="control12" form:label="Hospital Copy"/>
          </form:form>
        </office:forms>
        <draw:frame draw:style-name="gr1" draw:text-style-name="P2" draw:layer="layout" svg:width="5.7cm" svg:height="0.8cm" svg:x="8cm" svg:y="2.7cm">
          <draw:text-box>
            <text:p text:style-name="P1"><text:span text:style-name="T2">Abha, Asir, </text:span><text:span text:style-name="T2">Saudi </text:span><text:span text:style-name="T2">Arabia</text:span></text:p>
          </draw:text-box>
        </draw:frame>
        <draw:frame draw:style-name="gr2" draw:text-style-name="P2" draw:layer="layout" svg:width="6.8cm" svg:height="2.384cm" svg:x="7.5cm" svg:y="3.3cm">
          <draw:text-box>
            <text:p text:style-name="P1"><text:span text:style-name="T2">Phone No.: +966-50-</text:span><text:span text:style-name="T2">938-7659</text:span></text:p>
          </draw:text-box>
        </draw:frame>
        <draw:frame draw:style-name="gr3" draw:text-style-name="P2" draw:layer="layout" svg:width="4.6cm" svg:height="1.199cm" svg:x="4.7cm" svg:y="4.9cm">
          <draw:text-box>
            <text:p><text:span text:style-name="T2">Na</text:span><text:span text:style-name="T2">me </text:span></text:p>
          </draw:text-box>
        </draw:frame>
        <draw:control draw:style-name="standard" draw:text-style-name="P3" draw:layer="controls" svg:width="5cm" svg:height="0.5cm" svg:x="8cm" svg:y="5.2cm" draw:control="control1"/>
        <draw:frame draw:style-name="gr4" draw:text-style-name="P2" draw:layer="layout" svg:width="2.5cm" svg:height="0.725cm" svg:x="4.7cm" svg:y="5.975cm">
          <draw:text-box>
            <text:p><text:span text:style-name="T2">Age:</text:span></text:p>
          </draw:text-box>
        </draw:frame>
        <draw:frame draw:style-name="gr4" draw:text-style-name="P2" draw:layer="layout" svg:width="2.5cm" svg:height="0.725cm" svg:x="4.7cm" svg:y="7.039cm">
          <draw:text-box>
            <text:p><text:span text:style-name="T2">Sex:</text:span></text:p>
          </draw:text-box>
        </draw:frame>
        <draw:frame draw:style-name="gr4" draw:text-style-name="P2" draw:layer="layout" svg:width="2.5cm" svg:height="0.725cm" svg:x="4.7cm" svg:y="8.1cm">
          <draw:text-box>
            <text:p><text:span text:style-name="T2">ID:</text:span></text:p>
          </draw:text-box>
        </draw:frame>
        <draw:frame draw:style-name="gr4" draw:text-style-name="P2" draw:layer="layout" svg:width="2.5cm" svg:height="0.725cm" svg:x="4.7cm" svg:y="9.075cm">
          <draw:text-box>
            <text:p><text:span text:style-name="T2">Phone:</text:span></text:p>
          </draw:text-box>
        </draw:frame>
        <draw:frame draw:style-name="gr4" draw:text-style-name="P2" draw:layer="layout" svg:width="3.3cm" svg:height="0.725cm" svg:x="4.7cm" svg:y="10cm">
          <draw:text-box>
            <text:p><text:span text:style-name="T2">Employee:</text:span></text:p>
          </draw:text-box>
        </draw:frame>
        <draw:frame draw:style-name="gr4" draw:text-style-name="P2" draw:layer="layout" svg:width="2.5cm" svg:height="0.725cm" svg:x="4.7cm" svg:y="10.975cm">
          <draw:text-box>
            <text:p><text:span text:style-name="T2">Date:</text:span></text:p>
          </draw:text-box>
        </draw:frame>
        <draw:control draw:style-name="standard" draw:text-style-name="P3" draw:layer="controls" svg:width="5cm" svg:height="0.5cm" svg:x="8cm" svg:y="6.2cm" draw:control="control2"/>
        <draw:control draw:style-name="standard" draw:text-style-name="P3" draw:layer="controls" svg:width="5cm" svg:height="0.5cm" svg:x="8cm" svg:y="7.3cm" draw:control="control3"/>
        <draw:control draw:style-name="standard" draw:text-style-name="P3" draw:layer="controls" svg:width="5cm" svg:height="0.5cm" svg:x="8cm" svg:y="8.3cm" draw:control="control4"/>
        <draw:control draw:style-name="standard" draw:text-style-name="P3" draw:layer="controls" svg:width="5cm" svg:height="0.5cm" svg:x="8cm" svg:y="9.3cm" draw:control="control5"/>
        <draw:control draw:style-name="standard" draw:text-style-name="P3" draw:layer="controls" svg:width="5cm" svg:height="0.5cm" svg:x="8cm" svg:y="10.3cm" draw:control="control6"/>
        <draw:control draw:style-name="standard" draw:text-style-name="P3" draw:layer="controls" svg:width="5cm" svg:height="0.5cm" svg:x="8cm" svg:y="11.3cm" draw:control="control7"/>
        <draw:frame draw:style-name="gr4" draw:text-style-name="P2" draw:layer="layout" svg:width="2.5cm" svg:height="0.725cm" svg:x="4.7cm" svg:y="12.1cm">
          <draw:text-box>
            <text:p><text:span text:style-name="T2">Services:</text:span></text:p>
          </draw:text-box>
        </draw:frame>
        <draw:control draw:style-name="standard" draw:text-style-name="P4" draw:layer="controls" svg:width="5cm" svg:height="8.4cm" svg:x="8cm" svg:y="12.3cm" draw:control="control8"/>
        <draw:frame draw:style-name="gr4" draw:text-style-name="P2" draw:layer="layout" svg:width="2.5cm" svg:height="0.725cm" svg:x="4.8cm" svg:y="20.975cm">
          <draw:text-box>
            <text:p><text:span text:style-name="T2">Amount:</text:span></text:p>
          </draw:text-box>
        </draw:frame>
        <draw:control draw:style-name="standard" draw:text-style-name="P5" draw:layer="controls" svg:width="5cm" svg:height="0.5cm" svg:x="8cm" svg:y="21.3cm" draw:control="control9"/>
        <draw:frame draw:style-name="gr4" draw:text-style-name="P2" draw:layer="layout" svg:width="2.5cm" svg:height="0.725cm" svg:x="4.7cm" svg:y="22.1cm">
          <draw:text-box>
            <text:p><text:span text:style-name="T2">File No.:</text:span></text:p>
          </draw:text-box>
        </draw:frame>
        <draw:control draw:style-name="standard" draw:text-style-name="P3" draw:layer="controls" svg:width="5cm" svg:height="0.5cm" svg:x="8cm" svg:y="22.3cm" draw:control="control10"/>
        <draw:frame draw:style-name="gr5" draw:text-style-name="P6" draw:layer="layout" svg:width="7cm" svg:height="0.962cm" svg:x="7.1cm" svg:y="23.9cm">
          <draw:text-box>
            <text:p><text:span text:style-name="T3">Thank you for visiting!</text:span></text:p>
          </draw:text-box>
        </draw:frame>
        <draw:control draw:style-name="standard" draw:text-style-name="P3" draw:layer="controls" svg:width="5cm" svg:height="0.5cm" svg:x="8cm" svg:y="24.8cm" draw:control="control11"/>
        <draw:control draw:style-name="gr6" draw:text-style-name="P4" draw:layer="controls" svg:width="2.8cm" svg:height="0.6cm" svg:x="9.2cm" svg:y="4cm" draw:control="control12"/>
        <draw:frame draw:style-name="gr7" draw:text-style-name="P8" draw:layer="layout" svg:width="3.3cm" svg:height="0.95cm" svg:x="13cm" svg:y="4.85cm">
          <draw:text-box>
            <text:p text:style-name="P7"><text:span text:style-name="T4">اسم</text:span></text:p>
          </draw:text-box>
        </draw:frame>
        <draw:frame draw:style-name="gr8" draw:text-style-name="P9" draw:layer="layout" svg:width="2cm" svg:height="0.878cm" svg:x="14.3cm" svg:y="5.9cm">
          <draw:text-box>
            <text:p text:style-name="P7"><text:span text:style-name="T4">عمر</text:span></text:p>
          </draw:text-box>
        </draw:frame>
        <draw:frame draw:style-name="gr9" draw:text-style-name="P8" draw:layer="layout" svg:width="1.395cm" svg:height="0.878cm" svg:x="14.8cm" svg:y="7cm">
          <draw:text-box>
            <text:p text:style-name="P7"><text:span text:style-name="T4">جنس</text:span></text:p>
          </draw:text-box>
        </draw:frame>
        <draw:frame draw:style-name="gr10" draw:text-style-name="P9" draw:layer="layout" svg:width="2.504cm" svg:height="1.527cm" svg:x="13.8cm" svg:y="8.073cm">
          <draw:text-box>
            <text:p><text:span text:style-name="T4">بطاقة هوية</text:span></text:p>
          </draw:text-box>
        </draw:frame>
        <draw:frame draw:style-name="gr11" draw:text-style-name="P8" draw:layer="layout" svg:width="1.543cm" svg:height="1.073cm" svg:x="14.8cm" svg:y="9.1cm">
          <draw:text-box>
            <text:p text:style-name="P7"><text:span text:style-name="T4">هاتف</text:span></text:p>
          </draw:text-box>
        </draw:frame>
        <draw:frame draw:style-name="gr12" draw:text-style-name="P8" draw:layer="layout" svg:width="2.217cm" svg:height="0.878cm" svg:x="14.1cm" svg:y="10cm">
          <draw:text-box>
            <text:p text:style-name="P7"><text:span text:style-name="T4"><text:s/></text:span><text:span text:style-name="T4">الإستقبال</text:span></text:p>
          </draw:text-box>
        </draw:frame>
        <draw:frame draw:style-name="gr13" draw:text-style-name="P8" draw:layer="layout" svg:width="1.48cm" svg:height="0.878cm" svg:x="14.8cm" svg:y="11cm">
          <draw:text-box>
            <text:p text:style-name="P7"><text:span text:style-name="T4">تاريخ</text:span></text:p>
          </draw:text-box>
        </draw:frame>
        <draw:frame draw:style-name="gr14" draw:text-style-name="P8" draw:layer="layout" svg:width="1.742cm" svg:height="0.878cm" svg:x="14.5cm" svg:y="12.127cm">
          <draw:text-box>
            <text:p text:style-name="P7"><text:span text:style-name="T4">خدمات</text:span></text:p>
          </draw:text-box>
        </draw:frame>
        <draw:frame draw:style-name="gr15" draw:text-style-name="P10" draw:layer="layout" svg:width="1.573cm" svg:height="0.873cm" svg:x="14.7cm" svg:y="20.927cm">
          <draw:text-box>
            <text:p text:style-name="P7"><text:span text:style-name="T5">السعر</text:span></text:p>
          </draw:text-box>
        </draw:frame>
        <draw:frame draw:style-name="gr16" draw:text-style-name="P10" draw:layer="layout" svg:width="2.39cm" svg:height="0.873cm" svg:x="13.91cm" svg:y="22.027cm">
          <draw:text-box>
            <text:p text:style-name="P7"><text:span text:style-name="T5">رقم الملف</text:span></text:p>
          </draw:text-box>
        </draw:frame>
        <draw:frame draw:style-name="gr17" draw:text-style-name="P12" draw:layer="layout" svg:width="3.508cm" svg:height="1.026cm" svg:x="8.7cm" svg:y="25.25cm">
          <draw:text-box>
            <text:p text:style-name="P11"><text:span text:style-name="T6">شكرا لزيارتك</text:span></text:p>
          </draw:text-box>
        </draw:frame>
        <draw:frame draw:style-name="gr18" draw:text-style-name="P14" draw:layer="layout" svg:width="7.53cm" svg:height="1.195cm" svg:x="7.07cm" svg:y="1.7cm">
          <draw:text-box>
            <text:p text:style-name="P13"><text:span text:style-name="T7">عيادة </text:span><text:span text:style-name="T7">الحجام</text:span><text:span text:style-name="T7">ة </text:span><text:span text:style-name="T7">المتيمز</text:span><text:span text:style-name="T7">ة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had Salam</meta:initial-creator>
    <meta:creation-date>2018-05-18T19:19:26.265510065</meta:creation-date>
    <dc:date>2018-06-10T14:51:19.022745254</dc:date>
    <dc:creator>Sarhad Salam</dc:creator>
    <meta:editing-duration>PT3H28M46S</meta:editing-duration>
    <meta:editing-cycles>24</meta:editing-cycles>
    <meta:generator>LibreOffice/5.1.6.2$Linux_X86_64 LibreOffice_project/10m0$Build-2</meta:generator>
    <meta:document-statistic meta:object-count="37"/>
  </office:meta>
</office:document-meta>
</file>